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7.708cm" fo:margin-left="-0.106cm" fo:margin-top="0cm" fo:margin-bottom="0cm" table:align="left"/>
    </style:style>
    <style:style style:name="Таблиця1.A" style:family="table-column">
      <style:table-column-properties style:column-width="1.573cm"/>
    </style:style>
    <style:style style:name="Таблиця1.B" style:family="table-column">
      <style:table-column-properties style:column-width="2.655cm"/>
    </style:style>
    <style:style style:name="Таблиця1.C" style:family="table-column">
      <style:table-column-properties style:column-width="1.561cm"/>
    </style:style>
    <style:style style:name="Таблиця1.D" style:family="table-column">
      <style:table-column-properties style:column-width="2.048cm"/>
    </style:style>
    <style:style style:name="Таблиця1.E" style:family="table-column">
      <style:table-column-properties style:column-width="2.249cm"/>
    </style:style>
    <style:style style:name="Таблиця1.F" style:family="table-column">
      <style:table-column-properties style:column-width="2.21cm"/>
    </style:style>
    <style:style style:name="Таблиця1.G" style:family="table-column">
      <style:table-column-properties style:column-width="1.898cm"/>
    </style:style>
    <style:style style:name="Таблиця1.H" style:family="table-column">
      <style:table-column-properties style:column-width="1.991cm"/>
    </style:style>
    <style:style style:name="Таблиця1.I" style:family="table-column">
      <style:table-column-properties style:column-width="1.522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D1" style:family="table-cell">
      <style:table-cell-properties style:vertical-align="bottom" fo:padding="0.097cm" fo:border="0.5pt solid #000000"/>
    </style:style>
    <style:style style:name="Таблиця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1.G4" style:family="table-cell" style:data-style-name="N20000">
      <style:table-cell-properties style:vertical-align="bottom" fo:padding="0.097cm" fo:border-left="0.5pt solid #000000" fo:border-right="none" fo:border-top="none" fo:border-bottom="0.5pt solid #000000"/>
    </style:style>
    <style:style style:name="Таблиця1.I4" style:family="table-cell" style:data-style-name="N20000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711cm" fo:margin-left="-0.106cm" fo:margin-top="0cm" fo:margin-bottom="0cm" table:align="left"/>
    </style:style>
    <style:style style:name="Таблиця2.A" style:family="table-column">
      <style:table-column-properties style:column-width="1.669cm"/>
    </style:style>
    <style:style style:name="Таблиця2.B" style:family="table-column">
      <style:table-column-properties style:column-width="4.272cm"/>
    </style:style>
    <style:style style:name="Таблиця2.C" style:family="table-column">
      <style:table-column-properties style:column-width="0.847cm"/>
    </style:style>
    <style:style style:name="Таблиця2.D" style:family="table-column">
      <style:table-column-properties style:column-width="2.628cm"/>
    </style:style>
    <style:style style:name="Таблиця2.E" style:family="table-column">
      <style:table-column-properties style:column-width="4.821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E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e5770" officeooo:paragraph-rsid="001d9098"/>
    </style:style>
    <style:style style:name="P2" style:family="paragraph" style:parent-style-name="Heading_20_3">
      <style:paragraph-properties fo:margin-top="0.046cm" fo:margin-bottom="0.011cm" style:contextual-spacing="false"/>
      <style:text-properties officeooo:paragraph-rsid="001d9098"/>
    </style:style>
    <style:style style:name="P3" style:family="paragraph" style:parent-style-name="Heading_20_4">
      <style:text-properties officeooo:rsid="001e5770" officeooo:paragraph-rsid="001d9098"/>
    </style:style>
    <style:style style:name="P4" style:family="paragraph" style:parent-style-name="Heading_20_4">
      <style:text-properties officeooo:rsid="001e5770" officeooo:paragraph-rsid="001da7dd"/>
    </style:style>
    <style:style style:name="P5" style:family="paragraph" style:parent-style-name="Standard">
      <style:text-properties officeooo:rsid="001e5770" officeooo:paragraph-rsid="001d9098"/>
    </style:style>
    <style:style style:name="P6" style:family="paragraph" style:parent-style-name="Standard">
      <style:text-properties officeooo:paragraph-rsid="001d9098"/>
    </style:style>
    <style:style style:name="P7" style:family="paragraph" style:parent-style-name="Standard">
      <style:text-properties officeooo:rsid="001d9098" officeooo:paragraph-rsid="001d909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1d9098" officeooo:paragraph-rsid="001d9098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Standard">
      <style:paragraph-properties fo:text-align="end" style:justify-single-word="false">
        <style:tab-stops/>
      </style:paragraph-properties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Table_20_Contents">
      <style:text-properties style:font-name="Liberation Serif" fo:font-size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2pt"/>
    </style:style>
    <style:style style:name="P15" style:family="paragraph" style:parent-style-name="Text_20_body">
      <style:text-properties officeooo:rsid="001e5770" officeooo:paragraph-rsid="001d9098"/>
    </style:style>
    <style:style style:name="P16" style:family="paragraph" style:parent-style-name="Text_20_body" style:list-style-name="L1">
      <style:text-properties officeooo:rsid="001e5770" officeooo:paragraph-rsid="001da7dd"/>
    </style:style>
    <style:style style:name="P17" style:family="paragraph" style:parent-style-name="Text_20_body">
      <style:text-properties officeooo:paragraph-rsid="001d9098"/>
    </style:style>
    <style:style style:name="P18" style:family="paragraph" style:parent-style-name="Text_20_body">
      <style:text-properties officeooo:rsid="001d9098" officeooo:paragraph-rsid="001d9098"/>
    </style:style>
    <style:style style:name="P19" style:family="paragraph" style:parent-style-name="Text_20_body" style:list-style-name="L1">
      <style:text-properties officeooo:rsid="0013c951" officeooo:paragraph-rsid="001da7dd"/>
    </style:style>
    <style:style style:name="P20" style:family="paragraph" style:parent-style-name="Text_20_body" style:list-style-name="L1">
      <style:text-properties officeooo:rsid="0014bc98" officeooo:paragraph-rsid="001da7dd"/>
    </style:style>
    <style:style style:name="P21" style:family="paragraph" style:parent-style-name="Text_20_body" style:list-style-name="L1">
      <style:text-properties officeooo:rsid="001da7dd" officeooo:paragraph-rsid="001da7dd"/>
    </style:style>
    <style:style style:name="P22" style:family="paragraph" style:parent-style-name="Text_20_body">
      <style:text-properties style:font-name="Liberation Serif2"/>
    </style:style>
    <style:style style:name="T1" style:family="text">
      <style:text-properties officeooo:rsid="00229b13"/>
    </style:style>
    <style:style style:name="T2" style:family="text">
      <style:text-properties officeooo:rsid="0014bc98"/>
    </style:style>
    <style:style style:name="T3" style:family="text">
      <style:text-properties officeooo:rsid="0013c951"/>
    </style:style>
    <style:style style:name="T4" style:family="text">
      <style:text-properties officeooo:rsid="001d9098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d9098"/>
    </style:style>
    <style:style style:name="T7" style:family="text">
      <style:text-properties style:font-name="Liberation Serif2"/>
    </style:style>
    <style:style style:name="T8" style:family="text">
      <style:text-properties officeooo:rsid="0015a1f3"/>
    </style:style>
    <style:style style:name="T9" style:family="text">
      <style:text-properties officeooo:rsid="001da7dd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da7dd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1da7dd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da7dd" style:font-size-asian="12pt" style:font-style-asian="normal" style:font-weight-asian="normal" style:font-size-complex="12pt" style:text-emphasize="none"/>
    </style:style>
    <style:style style:name="T16" style:family="text">
      <style:text-properties style:text-outline="false" style:text-line-through-style="none" style:text-line-through-type="none" style:font-name="Liberation Serif1" fo:font-size="10pt" fo:font-style="normal" fo:text-shadow="none" style:text-underline-style="none" fo:font-weight="normal" officeooo:rsid="001d9098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erif1" fo:font-size="10pt" fo:font-style="normal" fo:text-shadow="none" style:text-underline-style="none" fo:font-weight="normal" officeooo:rsid="001da7dd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1da7dd" style:font-size-asian="12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1d9098" style:font-size-asian="12pt" style:font-style-asian="normal" style:font-weight-asian="normal" style:font-size-complex="12pt" style:text-emphasize="none"/>
    </style:style>
    <style:style style:name="T20" style:family="text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1da7dd" style:font-size-asian="12pt" style:font-style-asian="normal" style:font-weight-asian="normal" style:font-size-complex="12pt" style:text-emphasize="none"/>
    </style:style>
    <style:style style:name="T21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officeooo:rsid="001d9098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erif1" fo:font-style="normal" fo:text-shadow="none" style:text-underline-style="none" fo:font-weight="normal" officeooo:rsid="001da7dd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text-position="super 58%" style:font-name="Liberation Serif1" fo:font-size="10pt" fo:font-style="normal" fo:text-shadow="none" style:text-underline-style="none" fo:font-weight="normal" officeooo:rsid="001da7dd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text-position="super 58%" style:font-name="Liberation Serif1" fo:font-style="normal" fo:text-shadow="none" style:text-underline-style="none" fo:font-weight="normal" officeooo:rsid="001da7dd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text-position="super 58%" style:font-name="Liberation Serif1" fo:font-size="12pt" fo:font-style="normal" fo:text-shadow="none" style:text-underline-style="none" fo:font-weight="normal" officeooo:rsid="001da7dd" style:font-size-asian="12pt" style:font-style-asian="normal" style:font-weight-asian="normal" style:font-size-complex="12pt" style:text-emphasize="none"/>
    </style:style>
    <style:style style:name="T26" style:family="text">
      <style:text-properties style:text-outline="false" style:text-line-through-style="none" style:text-line-through-type="none" style:text-position="super 58%" fo:font-size="12pt" fo:font-style="normal" fo:text-shadow="none" style:text-underline-style="none" fo:font-weight="normal" officeooo:rsid="001da7dd" style:font-size-asian="12pt" style:font-style-asian="normal" style:font-weight-asian="normal" style:font-size-complex="12pt" style:text-emphasize="none"/>
    </style:style>
    <style:style style:name="T27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8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d9098" style:font-size-asian="12pt" style:font-style-asian="normal" style:font-weight-asian="normal" style:font-size-complex="12pt" style:text-emphasize="none"/>
    </style:style>
    <style:style style:name="T29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1da7dd" style:font-size-asian="12pt" style:font-style-asian="normal" style:font-weight-asian="normal" style:font-size-complex="12pt" style:text-emphasize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n" number:country="U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віт про лабораторну роботу №<text:span text:style-name="T4">6</text:span></text:h>
      <text:h text:style-name="P2" text:outline-level="3">з дисципліни “Кластерні розрахунки” (High-Performance Computing)</text:h>
      <text:h text:style-name="P2" text:outline-level="3"><text:span text:style-name="T1">с</text:span>тудента 1 курсу групи ПЗС-1</text:h>
      <text:h text:style-name="P2" text:outline-level="3">Грищенка Юрія</text:h>
      <text:p text:style-name="P5"/>
      <text:h text:style-name="P1" text:outline-level="1">Тема: Паралельний алгоритм <text:span text:style-name="T4">розв’язання диференціальних рівнянь у часткових похідних</text:span></text:h>
      <text:p text:style-name="P15">Робота виконана з використанням бібліотеки <text:span text:style-name="T3">Intel MPI</text:span> на ОС Linux.</text:p>
      <text:p text:style-name="P15">(див. відео з Google Drive)</text:p>
      <text:p text:style-name="P18">Оцінка часу виконання послідовного алгоритму:</text:p>
      <text:p text:style-name="P6"><draw:frame draw:style-name="fr1" draw:name="Об'єкт2" text:anchor-type="as-char" svg:y="-0.437cm" svg:width="2.044cm" svg:height="0.59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text:span text:style-name="T4">де M — кількість ітерацій, n — розмір матриці, <text:s/></text:span><text:span text:style-name="T6">τ — час виконання базової операції (оновлення значення однієї клітинки матриці)</text:span></text:p>
      <text:p text:style-name="P7">Звідси дізнаємося значення <text:span text:style-name="T5">τ</text:span><text:span text:style-name="T7">.</text:span></text:p>
      <text:p text:style-name="P17"><text:span text:style-name="T4">Оцінка часу виконання паралельного алгоритму:</text:span></text:p>
      <text:p text:style-name="P6"><draw:frame draw:style-name="fr1" draw:name="Об'єкт1" text:anchor-type="as-char" svg:y="-1.21cm" svg:width="11.813cm" svg:height="1.588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4">де M — кількість ітерацій, n — розмір матриці, <text:s/></text:span><text:span text:style-name="T6">τ — час виконання базової операції, p — кількість процесорів, α — затримка (латентність), β — пропускна здатність, w — розмір елемента матриці в байтах</text:span></text:p>
      <text:p text:style-name="P5"/>
      <text:h text:style-name="P3" text:outline-level="4">Результати</text:h>
      <text:p text:style-name="P22"><text:span text:style-name="T28">τ <text:s/></text:span><text:span text:style-name="T29">= 3.098048 / (2000</text:span><text:span text:style-name="T26">2</text:span><text:span text:style-name="T27"> * </text:span><text:span text:style-name="T29">41)</text:span><text:span text:style-name="T27"> </text:span><text:span text:style-name="T29">= 1</text:span><text:span text:style-name="T27">,88905365853659E-08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column table:style-name="Таблиця1.F"/>
        <table:table-column table:style-name="Таблиця1.G"/>
        <table:table-column table:style-name="Таблиця1.H"/>
        <table:table-column table:style-name="Таблиця1.I"/>
        <table:table-row table:style-name="Таблиця1.1">
          <table:table-cell table:style-name="Таблиця1.A1" table:number-rows-spanned="3" office:value-type="string">
            <text:p text:style-name="P9">Matrix size</text:p>
          </table:table-cell>
          <table:table-cell table:style-name="Таблиця1.A1" table:number-rows-spanned="2" table:number-columns-spanned="2" office:value-type="string">
            <text:p text:style-name="P9">Serial</text:p>
          </table:table-cell>
          <table:covered-table-cell/>
          <table:table-cell table:style-name="Таблиця1.D1" table:number-columns-spanned="6" office:value-type="string">
            <text:p text:style-name="P9">Parall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1">
          <table:covered-table-cell table:style-name="Таблиця1.A1"/>
          <table:covered-table-cell table:style-name="Таблиця1.A1"/>
          <table:covered-table-cell/>
          <table:table-cell table:style-name="Таблиця1.D2" table:number-columns-spanned="3" office:value-type="string">
            <text:p text:style-name="P9">2 processors</text:p>
          </table:table-cell>
          <table:covered-table-cell/>
          <table:covered-table-cell/>
          <table:table-cell table:style-name="Таблиця1.G2" table:number-columns-spanned="3" office:value-type="string">
            <text:p text:style-name="P13">4 processors</text:p>
          </table:table-cell>
          <table:covered-table-cell/>
          <table:covered-table-cell/>
        </table:table-row>
        <table:table-row table:style-name="Таблиця1.1">
          <table:covered-table-cell table:style-name="Таблиця1.A1"/>
          <table:table-cell table:style-name="Таблиця1.D2" office:value-type="string">
            <text:p text:style-name="P9">Time</text:p>
          </table:table-cell>
          <table:table-cell table:style-name="Таблиця1.D2" office:value-type="string">
            <text:p text:style-name="P9">Iterations</text:p>
          </table:table-cell>
          <table:table-cell table:style-name="Таблиця1.D2" office:value-type="string">
            <text:p text:style-name="P9">Time</text:p>
          </table:table-cell>
          <table:table-cell table:style-name="Таблиця1.D2" office:value-type="string">
            <text:p text:style-name="P9">Speedup</text:p>
          </table:table-cell>
          <table:table-cell table:style-name="Таблиця1.D2" office:value-type="string">
            <text:p text:style-name="P9">Iterations</text:p>
          </table:table-cell>
          <table:table-cell table:style-name="Таблиця1.D2" office:value-type="string">
            <text:p text:style-name="P13">Time</text:p>
          </table:table-cell>
          <table:table-cell table:style-name="Таблиця1.D2" office:value-type="string">
            <text:p text:style-name="P13">Speedup</text:p>
          </table:table-cell>
          <table:table-cell table:style-name="Таблиця1.G2" office:value-type="string">
            <text:p text:style-name="P13">Iterations</text:p>
          </table:table-cell>
        </table:table-row>
        <table:table-row table:style-name="Таблиця1.1">
          <table:table-cell table:style-name="Таблиця1.D2" office:value-type="string">
            <text:p text:style-name="P10">10</text:p>
          </table:table-cell>
          <table:table-cell table:style-name="Таблиця1.D2" office:value-type="string">
            <text:p text:style-name="P10">0.000048</text:p>
          </table:table-cell>
          <table:table-cell table:style-name="Таблиця1.D2" office:value-type="string">
            <text:p text:style-name="P10">26</text:p>
          </table:table-cell>
          <table:table-cell table:style-name="Таблиця1.D2" office:value-type="string">
            <text:p text:style-name="P11"/>
          </table:table-cell>
          <table:table-cell table:style-name="Таблиця1.D2" office:value-type="string">
            <text:p text:style-name="P11"/>
          </table:table-cell>
          <table:table-cell table:style-name="Таблиця1.D2" office:value-type="string">
            <text:p text:style-name="P11"/>
          </table:table-cell>
          <table:table-cell table:style-name="Таблиця1.G4">
            <text:p text:style-name="P12"/>
          </table:table-cell>
          <table:table-cell table:style-name="Таблиця1.G4">
            <text:p text:style-name="P12"/>
          </table:table-cell>
          <table:table-cell table:style-name="Таблиця1.I4">
            <text:p text:style-name="P12"/>
          </table:table-cell>
        </table:table-row>
        <table:table-row table:style-name="Таблиця1.1">
          <table:table-cell table:style-name="Таблиця1.D2" office:value-type="string">
            <text:p text:style-name="P10">100</text:p>
          </table:table-cell>
          <table:table-cell table:style-name="Таблиця1.D2" office:value-type="string">
            <text:p text:style-name="P10">0.00681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0.007711</text:p>
          </table:table-cell>
          <table:table-cell table:style-name="Таблиця1.D2" office:value-type="string">
            <text:p text:style-name="P10">0.884191414861886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>
            <text:p text:style-name="P12"/>
          </table:table-cell>
          <table:table-cell table:style-name="Таблиця1.G4">
            <text:p text:style-name="P12"/>
          </table:table-cell>
          <table:table-cell table:style-name="Таблиця1.I4">
            <text:p text:style-name="P12"/>
          </table:table-cell>
        </table:table-row>
        <table:table-row table:style-name="Таблиця1.1">
          <table:table-cell table:style-name="Таблиця1.D2" office:value-type="string">
            <text:p text:style-name="P10">1000</text:p>
          </table:table-cell>
          <table:table-cell table:style-name="Таблиця1.D2" office:value-type="string">
            <text:p text:style-name="P10">0.936977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0.382071</text:p>
          </table:table-cell>
          <table:table-cell table:style-name="Таблиця1.D2" office:value-type="string">
            <text:p text:style-name="P10">2.4523635659340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0.337274">
            <text:p text:style-name="P14">0.34</text:p>
          </table:table-cell>
          <table:table-cell table:style-name="Таблиця1.G4" office:value-type="float" office:value="2.77808843848029">
            <text:p text:style-name="P14">2.78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2000</text:p>
          </table:table-cell>
          <table:table-cell table:style-name="Таблиця1.D2" office:value-type="string">
            <text:p text:style-name="P10">3.09804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1.460609</text:p>
          </table:table-cell>
          <table:table-cell table:style-name="Таблиця1.D2" office:value-type="string">
            <text:p text:style-name="P10">2.12106593893369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0.73684">
            <text:p text:style-name="P14">0.74</text:p>
          </table:table-cell>
          <table:table-cell table:style-name="Таблиця1.G4" office:value-type="float" office:value="4.20450572715922">
            <text:p text:style-name="P14">4.2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3000</text:p>
          </table:table-cell>
          <table:table-cell table:style-name="Таблиця1.D2" office:value-type="string">
            <text:p text:style-name="P10">5.462972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3.272473</text:p>
          </table:table-cell>
          <table:table-cell table:style-name="Таблиця1.D2" office:value-type="string">
            <text:p text:style-name="P10">1.66937114530815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1.699887">
            <text:p text:style-name="P14">1.7</text:p>
          </table:table-cell>
          <table:table-cell table:style-name="Таблиця1.G4" office:value-type="float" office:value="3.21372655947131">
            <text:p text:style-name="P14">3.21</text:p>
          </table:table-cell>
          <table:table-cell table:style-name="Таблиця1.I4" office:value-type="float" office:value="37">
            <text:p text:style-name="P14">37</text:p>
          </table:table-cell>
        </table:table-row>
        <text:soft-page-break/>
        <table:table-row table:style-name="Таблиця1.1">
          <table:table-cell table:style-name="Таблиця1.D2" office:value-type="string">
            <text:p text:style-name="P10">4000</text:p>
          </table:table-cell>
          <table:table-cell table:style-name="Таблиця1.D2" office:value-type="string">
            <text:p text:style-name="P10">9.807231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5.811157</text:p>
          </table:table-cell>
          <table:table-cell table:style-name="Таблиця1.D2" office:value-type="string">
            <text:p text:style-name="P10">1.6876554875388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3.069032">
            <text:p text:style-name="P14">3.07</text:p>
          </table:table-cell>
          <table:table-cell table:style-name="Таблиця1.G4" office:value-type="float" office:value="3.19554537065759">
            <text:p text:style-name="P14">3.2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5000</text:p>
          </table:table-cell>
          <table:table-cell table:style-name="Таблиця1.D2" office:value-type="string">
            <text:p text:style-name="P10">15.522887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9.063691</text:p>
          </table:table-cell>
          <table:table-cell table:style-name="Таблиця1.D2" office:value-type="string">
            <text:p text:style-name="P10">1.71264521264019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4.775869">
            <text:p text:style-name="P14">4.78</text:p>
          </table:table-cell>
          <table:table-cell table:style-name="Таблиця1.G4" office:value-type="float" office:value="3.25027487144224">
            <text:p text:style-name="P14">3.25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6000</text:p>
          </table:table-cell>
          <table:table-cell table:style-name="Таблиця1.D2" office:value-type="string">
            <text:p text:style-name="P10">22.36563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15.368843</text:p>
          </table:table-cell>
          <table:table-cell table:style-name="Таблиця1.D2" office:value-type="string">
            <text:p text:style-name="P10">1.4552584081963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7.060307">
            <text:p text:style-name="P14">7.06</text:p>
          </table:table-cell>
          <table:table-cell table:style-name="Таблиця1.G4" office:value-type="float" office:value="3.16779964383985">
            <text:p text:style-name="P14">3.17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7000</text:p>
          </table:table-cell>
          <table:table-cell table:style-name="Таблиця1.D2" office:value-type="string">
            <text:p text:style-name="P10">30.107049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20.988459</text:p>
          </table:table-cell>
          <table:table-cell table:style-name="Таблиця1.D2" office:value-type="string">
            <text:p text:style-name="P10">1.43445733676779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9.73591">
            <text:p text:style-name="P14">9.74</text:p>
          </table:table-cell>
          <table:table-cell table:style-name="Таблиця1.G4" office:value-type="float" office:value="3.09237133457479">
            <text:p text:style-name="P14">3.09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8000</text:p>
          </table:table-cell>
          <table:table-cell table:style-name="Таблиця1.D2" office:value-type="string">
            <text:p text:style-name="P10">41.473555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25.748762</text:p>
          </table:table-cell>
          <table:table-cell table:style-name="Таблиця1.D2" office:value-type="string">
            <text:p text:style-name="P10">1.61070093389344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12.733343">
            <text:p text:style-name="P14">12.73</text:p>
          </table:table-cell>
          <table:table-cell table:style-name="Таблиця1.G4" office:value-type="float" office:value="3.25708299854956">
            <text:p text:style-name="P14">3.26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9000</text:p>
          </table:table-cell>
          <table:table-cell table:style-name="Таблиця1.D2" office:value-type="string">
            <text:p text:style-name="P10">55.286966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31.769086</text:p>
          </table:table-cell>
          <table:table-cell table:style-name="Таблиця1.D2" office:value-type="string">
            <text:p text:style-name="P10">1.74027562517851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15.553969">
            <text:p text:style-name="P14">15.55</text:p>
          </table:table-cell>
          <table:table-cell table:style-name="Таблиця1.G4" office:value-type="float" office:value="3.55452463612342">
            <text:p text:style-name="P14">3.55</text:p>
          </table:table-cell>
          <table:table-cell table:style-name="Таблиця1.I4" office:value-type="float" office:value="37">
            <text:p text:style-name="P14">37</text:p>
          </table:table-cell>
        </table:table-row>
        <table:table-row table:style-name="Таблиця1.1">
          <table:table-cell table:style-name="Таблиця1.D2" office:value-type="string">
            <text:p text:style-name="P10">10000</text:p>
          </table:table-cell>
          <table:table-cell table:style-name="Таблиця1.D2" office:value-type="string">
            <text:p text:style-name="P10">67.148775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D2" office:value-type="string">
            <text:p text:style-name="P10">40.401962</text:p>
          </table:table-cell>
          <table:table-cell table:style-name="Таблиця1.D2" office:value-type="string">
            <text:p text:style-name="P10">1.66201767627028</text:p>
          </table:table-cell>
          <table:table-cell table:style-name="Таблиця1.D2" office:value-type="string">
            <text:p text:style-name="P10">41</text:p>
          </table:table-cell>
          <table:table-cell table:style-name="Таблиця1.G4" office:value-type="float" office:value="18.892762">
            <text:p text:style-name="P14">18.89</text:p>
          </table:table-cell>
          <table:table-cell table:style-name="Таблиця1.G4" office:value-type="float" office:value="3.55420636749672">
            <text:p text:style-name="P14">3.55</text:p>
          </table:table-cell>
          <table:table-cell table:style-name="Таблиця1.I4" office:value-type="float" office:value="37">
            <text:p text:style-name="P14">37</text:p>
          </table:table-cell>
        </table:table-row>
      </table:table>
      <text:p text:style-name="Standard"/>
      <text:p text:style-name="Standard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9">Matrix size</text:p>
          </table:table-cell>
          <table:table-cell table:style-name="Таблиця2.A1" table:number-columns-spanned="3" office:value-type="string">
            <text:p text:style-name="P9">2 processors</text:p>
          </table:table-cell>
          <table:covered-table-cell/>
          <table:covered-table-cell/>
          <table:table-cell table:style-name="Таблиця2.E1" table:number-columns-spanned="3" office:value-type="string">
            <text:p text:style-name="P9">4 processors</text:p>
          </table:table-cell>
          <table:covered-table-cell/>
          <table:covered-table-cell/>
        </table:table-row>
        <table:table-row table:style-name="Таблиця2.1">
          <table:table-cell table:style-name="Таблиця2.A2" office:value-type="string">
            <text:p text:style-name="P9"/>
          </table:table-cell>
          <table:table-cell table:style-name="Таблиця2.A2" office:value-type="string">
            <text:p text:style-name="P9">Model</text:p>
          </table:table-cell>
          <table:table-cell table:style-name="Таблиця2.A2" office:value-type="string">
            <text:p text:style-name="P9">Iterations</text:p>
          </table:table-cell>
          <table:table-cell table:style-name="Таблиця2.A2" office:value-type="string">
            <text:p text:style-name="P9">Experiment</text:p>
          </table:table-cell>
          <table:table-cell table:style-name="Таблиця2.A2" office:value-type="string">
            <text:p text:style-name="P9">Model</text:p>
          </table:table-cell>
          <table:table-cell table:style-name="Таблиця2.A2" office:value-type="string">
            <text:p text:style-name="P9">Iterations</text:p>
          </table:table-cell>
          <table:table-cell table:style-name="Таблиця2.G2" office:value-type="string">
            <text:p text:style-name="P9">Experiment</text:p>
          </table:table-cell>
        </table:table-row>
        <table:table-row table:style-name="Таблиця2.1">
          <table:table-cell table:style-name="Таблиця2.A2" office:value-type="string">
            <text:p text:style-name="P10">100</text:p>
          </table:table-cell>
          <table:table-cell table:style-name="Таблиця2.A2" office:value-type="string">
            <text:p text:style-name="P10">0,0040259133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0.007711</text:p>
          </table:table-cell>
          <table:table-cell table:style-name="Таблиця2.A2" office:value-type="string">
            <text:p text:style-name="P11"/>
          </table:table-cell>
          <table:table-cell table:style-name="Таблиця2.A2" office:value-type="string">
            <text:p text:style-name="P11"/>
          </table:table-cell>
          <table:table-cell table:style-name="Таблиця2.G2" office:value-type="string">
            <text:p text:style-name="P11"/>
          </table:table-cell>
        </table:table-row>
        <table:table-row table:style-name="Таблиця2.1">
          <table:table-cell table:style-name="Таблиця2.A2" office:value-type="string">
            <text:p text:style-name="P10">1000</text:p>
          </table:table-cell>
          <table:table-cell table:style-name="Таблиця2.A2" office:value-type="string">
            <text:p text:style-name="P10">0,388803474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0.382071</text:p>
          </table:table-cell>
          <table:table-cell table:style-name="Таблиця2.A2" office:value-type="string">
            <text:p text:style-name="P10">0,176133965222244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0.337274</text:p>
          </table:table-cell>
        </table:table-row>
        <table:table-row table:style-name="Таблиця2.1">
          <table:table-cell table:style-name="Таблиця2.A2" office:value-type="string">
            <text:p text:style-name="P10">2000</text:p>
          </table:table-cell>
          <table:table-cell table:style-name="Таблиця2.A2" office:value-type="string">
            <text:p text:style-name="P10">1,552120498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1.460609</text:p>
          </table:table-cell>
          <table:table-cell table:style-name="Таблиця2.A2" office:value-type="string">
            <text:p text:style-name="P10">0,701744255173463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0.73684</text:p>
          </table:table-cell>
        </table:table-row>
        <table:table-row table:style-name="Таблиця2.1">
          <table:table-cell table:style-name="Таблиця2.A2" office:value-type="string">
            <text:p text:style-name="P10">3000</text:p>
          </table:table-cell>
          <table:table-cell table:style-name="Таблиця2.A2" office:value-type="string">
            <text:p text:style-name="P10">3,489949522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3.272473</text:p>
          </table:table-cell>
          <table:table-cell table:style-name="Таблиця2.A2" office:value-type="string">
            <text:p text:style-name="P10">1,57682947195395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1.699887</text:p>
          </table:table-cell>
        </table:table-row>
        <table:table-row table:style-name="Таблиця2.1">
          <table:table-cell table:style-name="Таблиця2.A2" office:value-type="string">
            <text:p text:style-name="P10">4000</text:p>
          </table:table-cell>
          <table:table-cell table:style-name="Таблиця2.A2" office:value-type="string">
            <text:p text:style-name="P10">6,202290546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5.811157</text:p>
          </table:table-cell>
          <table:table-cell table:style-name="Таблиця2.A2" office:value-type="string">
            <text:p text:style-name="P10">2,80138961556371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3.069032</text:p>
          </table:table-cell>
        </table:table-row>
        <table:table-row table:style-name="Таблиця2.1">
          <table:table-cell table:style-name="Таблиця2.A2" office:value-type="string">
            <text:p text:style-name="P10">5000</text:p>
          </table:table-cell>
          <table:table-cell table:style-name="Таблиця2.A2" office:value-type="string">
            <text:p text:style-name="P10">9,689143570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9.063691</text:p>
          </table:table-cell>
          <table:table-cell table:style-name="Таблиця2.A2" office:value-type="string">
            <text:p text:style-name="P10">4,37542468600273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4.775869</text:p>
          </table:table-cell>
        </table:table-row>
        <table:table-row table:style-name="Таблиця2.1">
          <table:table-cell table:style-name="Таблиця2.A2" office:value-type="string">
            <text:p text:style-name="P10">6000</text:p>
          </table:table-cell>
          <table:table-cell table:style-name="Таблиця2.A2" office:value-type="string">
            <text:p text:style-name="P10">13,950508594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15.368843</text:p>
          </table:table-cell>
          <table:table-cell table:style-name="Таблиця2.A2" office:value-type="string">
            <text:p text:style-name="P10">6,29893468327102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7.060307</text:p>
          </table:table-cell>
        </table:table-row>
        <table:table-row table:style-name="Таблиця2.1">
          <table:table-cell table:style-name="Таблиця2.A2" office:value-type="string">
            <text:p text:style-name="P10">7000</text:p>
          </table:table-cell>
          <table:table-cell table:style-name="Таблиця2.A2" office:value-type="string">
            <text:p text:style-name="P10">18,986385618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20.988459</text:p>
          </table:table-cell>
          <table:table-cell table:style-name="Таблиця2.A2" office:value-type="string">
            <text:p text:style-name="P10">8,57191960736859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9.73591</text:p>
          </table:table-cell>
        </table:table-row>
        <table:table-row table:style-name="Таблиця2.1">
          <table:table-cell table:style-name="Таблиця2.A2" office:value-type="string">
            <text:p text:style-name="P10">8000</text:p>
          </table:table-cell>
          <table:table-cell table:style-name="Таблиця2.A2" office:value-type="string">
            <text:p text:style-name="P10">24,796774642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25.748762</text:p>
          </table:table-cell>
          <table:table-cell table:style-name="Таблиця2.A2" office:value-type="string">
            <text:p text:style-name="P10">11,1943794582954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12.733343</text:p>
          </table:table-cell>
        </table:table-row>
        <table:table-row table:style-name="Таблиця2.1">
          <table:table-cell table:style-name="Таблиця2.A2" office:value-type="string">
            <text:p text:style-name="P10">9000</text:p>
          </table:table-cell>
          <table:table-cell table:style-name="Таблиця2.A2" office:value-type="string">
            <text:p text:style-name="P10">31,381675666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31.769086</text:p>
          </table:table-cell>
          <table:table-cell table:style-name="Таблиця2.A2" office:value-type="string">
            <text:p text:style-name="P10">14,1663142360515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15.553969</text:p>
          </table:table-cell>
        </table:table-row>
        <table:table-row table:style-name="Таблиця2.1">
          <table:table-cell table:style-name="Таблиця2.A2" office:value-type="string">
            <text:p text:style-name="P10">10000</text:p>
          </table:table-cell>
          <table:table-cell table:style-name="Таблиця2.A2" office:value-type="string">
            <text:p text:style-name="P10">38,741088690976</text:p>
          </table:table-cell>
          <table:table-cell table:style-name="Таблиця2.A2" office:value-type="string">
            <text:p text:style-name="P10">41</text:p>
          </table:table-cell>
          <table:table-cell table:style-name="Таблиця2.A2" office:value-type="string">
            <text:p text:style-name="P10">40.401962</text:p>
          </table:table-cell>
          <table:table-cell table:style-name="Таблиця2.A2" office:value-type="string">
            <text:p text:style-name="P10">17,4877239406369</text:p>
          </table:table-cell>
          <table:table-cell table:style-name="Таблиця2.A2" office:value-type="string">
            <text:p text:style-name="P10">37</text:p>
          </table:table-cell>
          <table:table-cell table:style-name="Таблиця2.G2" office:value-type="string">
            <text:p text:style-name="P10">18.892762</text:p>
          </table:table-cell>
        </table:table-row>
      </table:table>
      <text:p text:style-name="Standard"/>
      <text:p text:style-name="Standard"/>
      <text:h text:style-name="P4" text:outline-level="4" text:is-list-header="true">Висновки</text:h>
      <text:list xml:id="list3665258791" text:style-name="L1">
        <text:list-item>
          <text:p text:style-name="P20">Для вирішення задачі використали алгоритм <text:span text:style-name="T9">скінчених різниць</text:span></text:p>
        </text:list-item>
        <text:list-item>
          <text:p text:style-name="P16">Імплементували послідовний та паралельний алгоритми для вирішення задачі</text:p>
        </text:list-item>
        <text:list-item>
          <text:p text:style-name="P21">Ознайомилися з константою MPI_PROC_NULL</text:p>
        </text:list-item>
        <text:list-item>
          <text:p text:style-name="P16"><text:soft-page-break/>Дослідили час виконання алгоритмів над вхідними даними різного розміру</text:p>
        </text:list-item>
        <text:list-item>
          <text:p text:style-name="P16">Теоретично оцінили час виконання паралельного алгоритму, порівняли з дійсними результатами</text:p>
        </text:list-item>
        <text:list-item>
          <text:p text:style-name="P16">Отримали очікуваний результат: <text:span text:style-name="T3">паралельний</text:span> алгоритм швидший за <text:span text:style-name="T3">послідовний</text:span>. </text:p>
          <text:list>
            <text:list-item>
              <text:p text:style-name="P19">В порівнянні з лабораторн<text:span text:style-name="T2">ими</text:span> робот<text:span text:style-name="T2">ами </text:span>№1 <text:span text:style-name="T2">та №4 </text:span>послідовний алгоритм виконується над складнішою структурою даних, яка не чітко відображається лінійно в оперативній пам’яті, отже кеш процесора відіграє набагато меншу роль.</text:p>
            </text:list-item>
            <text:list-item>
              <text:p text:style-name="P19"><text:span text:style-name="T2">Також</text:span> бачимо, що результат на практиці <text:span text:style-name="T8">близький</text:span><text:span text:style-name="T2"> </text:span><text:span text:style-name="T8">до</text:span> теоретичн<text:span text:style-name="T8">ого</text:span>. Причиною може бути <text:span text:style-name="T2">простота </text:span>топології при паралелізації даного алгоритму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5:57:19.608385837</meta:creation-date>
    <dc:date>2022-11-22T17:05:33.699325651</dc:date>
    <meta:editing-duration>PT27M9S</meta:editing-duration>
    <meta:editing-cycles>4</meta:editing-cycles>
    <meta:generator>LibreOffice/7.3.7.2$Linux_X86_64 LibreOffice_project/30$Build-2</meta:generator>
    <meta:document-statistic meta:table-count="2" meta:image-count="0" meta:object-count="2" meta:page-count="3" meta:paragraph-count="218" meta:word-count="416" meta:character-count="2935" meta:non-whitespace-character-count="2731"/>
  </office:meta>
</office:document-meta>
</file>

<file path=Object 1/content.xml><?xml version="1.0" encoding="utf-8"?>
<math xmlns="http://www.w3.org/1998/Math/MathML" display="block">
  <semantics>
    <mrow>
      <mrow>
        <msub>
          <mi>T</mi>
          <mi>p</mi>
        </msub>
        <mo stretchy="false">=</mo>
        <mi>M</mi>
      </mrow>
      <mrow>
        <mo fence="true" form="prefix" stretchy="false">(</mo>
        <mrow>
          <mrow>
            <mrow>
              <mfrac>
                <msup>
                  <mi>n</mi>
                  <mn>2</mn>
                </msup>
                <mi>p</mi>
              </mfrac>
              <mo stretchy="false">+</mo>
              <mn>2</mn>
            </mrow>
            <mrow>
              <mi>n</mi>
              <mo stretchy="false">−</mo>
              <mn>2</mn>
            </mrow>
          </mrow>
        </mrow>
        <mo fence="true" form="postfix" stretchy="false">)</mo>
      </mrow>
      <mrow>
        <mi>τ</mi>
        <mo stretchy="false">+</mo>
        <mrow>
          <mo fence="true" form="prefix" stretchy="false">(</mo>
          <mrow>
            <mrow>
              <mn>3</mn>
              <mrow>
                <mi>M</mi>
                <mo stretchy="false">+</mo>
                <mn>2</mn>
              </mrow>
            </mrow>
          </mrow>
          <mo fence="true" form="postfix" stretchy="false">)</mo>
        </mrow>
      </mrow>
      <mrow>
        <mi>α</mi>
        <mo stretchy="false">+</mo>
        <mfrac>
          <mrow>
            <mi mathvariant="italic">pw</mi>
            <mrow>
              <mrow>
                <mo fence="true" form="prefix" stretchy="false">(</mo>
                <mrow>
                  <mrow>
                    <mrow>
                      <mfrac>
                        <msup>
                          <mi>n</mi>
                          <mn>2</mn>
                        </msup>
                        <mi>p</mi>
                      </mfrac>
                      <mo stretchy="false">+</mo>
                      <mn>2</mn>
                    </mrow>
                    <mrow>
                      <mi>n</mi>
                      <mo stretchy="false">−</mo>
                      <mn>2</mn>
                    </mrow>
                  </mrow>
                </mrow>
                <mo fence="true" form="postfix" stretchy="false">)</mo>
              </mrow>
              <mo stretchy="false">+</mo>
              <mn>2</mn>
            </mrow>
            <mi mathvariant="italic">Mw</mi>
            <mrow>
              <mo fence="true" form="prefix" stretchy="false">(</mo>
              <mrow>
                <mrow>
                  <mi>n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i>β</mi>
        </mfrac>
      </mrow>
    </mrow>
    <annotation encoding="StarMath 5.0">T_p = M ({n^2} over {p} + 2n-2) %tau + (3 M +2) %alpha + {pw
({n^2} over {p} + 2n-2) + 2Mw(n (n - 1))} over {%beta}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i>M</mi>
      </mrow>
      <msup>
        <mi>n</mi>
        <mn>2</mn>
      </msup>
      <mi>τ</mi>
    </mrow>
    <annotation encoding="StarMath 5.0">T_1 = M {n^2} %tau
</annotation>
  </semantics>
</math>
</file>